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420e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-color="#996633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-color="#00808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draw:shadow="visible" draw:shadow-offset-x="0.305cm" draw:shadow-offset-y="0.305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2_20_Dots_20_3_20_Dashes" draw:marker-start="Arrow_20_concave" draw:marker-start-width="0.3cm"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4.445cm" svg:height="1.27cm" svg:x="7.985cm" svg:y="12.43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4.445cm" svg:height="1.27cm" svg:x="15.605cm" svg:y="14.335cm">
          <text:p text:style-name="P1">Dbase_init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.445cm" svg:height="1.27cm" svg:x="6.715cm" svg:y="3.54cm">
          <text:p text:style-name="P1">Data_Handl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445cm" svg:height="1.27cm" svg:x="11.16cm" svg:y="6.715cm">
          <text:p text:style-name="P1">FileI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4.445cm" svg:height="1.27cm" svg:x="15.605cm" svg:y="1.635cm"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4.445cm" svg:height="1.27cm" svg:x="3.54cm" svg:y="15.605cm">
          <text:p text:style-name="P1">Console</text:p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4.445cm" svg:height="1.27cm" svg:x="2.27cm" svg:y="9.255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4.445cm" svg:height="1.27cm" svg:x="13.7cm" svg:y="10.525cm">
          <text:p text:style-name="P1">Startup/Setup</text:p>
          <draw:enhanced-geometry svg:viewBox="0 0 21600 21600" draw:type="rectangle" draw:enhanced-path="M 0 0 L 21600 0 21600 21600 0 21600 0 0 Z N"/>
        </draw:custom-shape>
        <draw:custom-shape draw:style-name="gr6" draw:text-style-name="P1" draw:id="id12" draw:layer="layout" svg:width="4.445cm" svg:height="1.905cm" svg:x="11.93cm" svg:y="24.495cm">
          <text:p text:style-name="P1">oa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draw:id="id10" draw:layer="layout" svg:width="4.445cm" svg:height="1.905cm" svg:x="6.715cm" svg:y="24.495cm">
          <text:p text:style-name="P1">oas_ru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draw:id="id9" draw:layer="layout" svg:width="4.445cm" svg:height="1.905cm" svg:x="1.635cm" svg:y="24.495cm">
          <text:p text:style-name="P1">oas_conso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curve" svg:x1="17.827cm" svg:y1="2.905cm" svg:x2="15.922cm" svg:y2="10.525cm" draw:start-shape="id1" draw:start-glue-point="2" draw:end-shape="id2" svg:d="m17827 2905c0 5940-1905 2130-1905 7620">
          <text:p/>
        </draw:connector>
        <draw:connector draw:style-name="gr7" draw:text-style-name="P1" draw:layer="layout" draw:type="curve" svg:x1="13.382cm" svg:y1="7.985cm" svg:x2="10.207cm" svg:y2="12.43cm" draw:start-shape="id3" draw:start-glue-point="2" draw:end-shape="id4" svg:d="m13382 7985c0 3559-3175 1337-3175 4445">
          <text:p/>
        </draw:connector>
        <draw:connector draw:style-name="gr7" draw:text-style-name="P1" draw:layer="layout" draw:type="curve" svg:x1="4.492cm" svg:y1="10.525cm" svg:x2="10.207cm" svg:y2="12.43cm" draw:start-shape="id5" draw:start-glue-point="2" draw:end-shape="id4" draw:end-glue-point="0" svg:d="m4492 10525c0 1654 5715 702 5715 1905">
          <text:p/>
        </draw:connector>
        <draw:connector draw:style-name="gr7" draw:text-style-name="P1" draw:layer="layout" draw:type="curve" svg:x1="8.937cm" svg:y1="4.81cm" svg:x2="10.207cm" svg:y2="12.43cm" draw:start-shape="id6" draw:start-glue-point="2" draw:end-shape="id4" draw:end-glue-point="0" svg:d="m8937 4810c0 5940 1270 2130 1270 7620">
          <text:p/>
        </draw:connector>
        <draw:connector draw:style-name="gr7" draw:text-style-name="P1" draw:layer="layout" draw:type="curve" svg:x1="13.382cm" svg:y1="7.985cm" svg:x2="4.492cm" svg:y2="9.255cm" draw:start-shape="id3" draw:start-glue-point="2" draw:end-shape="id5" draw:end-glue-point="0" svg:d="m13382 7985c0 1200-4295 800-4295 785s-4595-265-4595 485">
          <text:p/>
        </draw:connector>
        <draw:connector draw:style-name="gr7" draw:text-style-name="P1" draw:layer="layout" draw:type="curve" svg:x1="8.937cm" svg:y1="4.81cm" svg:x2="4.492cm" svg:y2="9.255cm" draw:start-shape="id6" draw:start-glue-point="2" draw:end-shape="id5" draw:end-glue-point="0" svg:d="m8937 4810c0 3559-4445 1337-4445 4445">
          <text:p/>
        </draw:connector>
        <draw:connector draw:style-name="gr7" draw:text-style-name="P1" draw:layer="layout" draw:type="curve" svg:x1="10.207cm" svg:y1="13.7cm" svg:x2="5.762cm" svg:y2="15.605cm" draw:start-shape="id4" draw:start-glue-point="2" draw:end-shape="id7" draw:end-glue-point="0" svg:d="m10207 13700c0 1654-4445 702-4445 1905">
          <text:p/>
        </draw:connector>
        <draw:connector draw:style-name="gr7" draw:text-style-name="P1" draw:layer="layout" draw:type="curve" svg:x1="17.827cm" svg:y1="2.905cm" svg:x2="8.937cm" svg:y2="3.54cm" draw:start-shape="id1" draw:start-glue-point="2" draw:end-shape="id6" draw:end-glue-point="0" svg:d="m17827 2905c0 1200-4295 800-4295 468s-4595-583-4595 167">
          <text:p/>
        </draw:connector>
        <draw:connector draw:style-name="gr7" draw:text-style-name="P1" draw:layer="layout" draw:type="curve" svg:x1="15.922cm" svg:y1="11.795cm" svg:x2="17.827cm" svg:y2="14.335cm" draw:start-shape="id2" draw:start-glue-point="2" draw:end-shape="id8" draw:end-glue-point="0" svg:d="m15922 11795c0 2130 1905 860 1905 2540">
          <text:p/>
        </draw:connector>
        <draw:connector draw:style-name="gr7" draw:text-style-name="P1" draw:layer="layout" draw:type="curve" svg:x1="8.937cm" svg:y1="4.81cm" svg:x2="13.382cm" svg:y2="6.715cm" draw:start-shape="id6" draw:start-glue-point="2" draw:end-shape="id3" draw:end-glue-point="0" svg:d="m8937 4810c0 1654 4445 702 4445 1905">
          <text:p/>
        </draw:connector>
        <draw:connector draw:style-name="gr7" draw:text-style-name="P1" draw:layer="layout" draw:type="curve" svg:x1="5.762cm" svg:y1="16.875cm" svg:x2="3.857cm" svg:y2="24.495cm" draw:start-shape="id7" draw:start-glue-point="2" draw:end-shape="id9" draw:end-glue-point="4" svg:d="m5762 16875c0 5940-1905 2130-1905 7620">
          <text:p/>
        </draw:connector>
        <draw:connector draw:style-name="gr7" draw:text-style-name="P1" draw:layer="layout" draw:type="curve" svg:x1="17.827cm" svg:y1="15.605cm" svg:x2="3.857cm" svg:y2="24.495cm" draw:start-shape="id8" draw:start-glue-point="2" draw:end-shape="id9" draw:end-glue-point="4" svg:d="m17827 15605c0 6892-13970 2448-13970 8890">
          <text:p/>
        </draw:connector>
        <draw:connector draw:style-name="gr7" draw:text-style-name="P1" draw:layer="layout" draw:type="curve" svg:x1="5.762cm" svg:y1="16.875cm" svg:x2="8.937cm" svg:y2="24.495cm" draw:start-shape="id7" draw:start-glue-point="2" draw:end-shape="id10" svg:d="m5762 16875c0 5940 3175 2130 3175 7620">
          <text:p/>
        </draw:connector>
        <draw:connector draw:style-name="gr7" draw:text-style-name="P1" draw:layer="layout" draw:type="curve" svg:x1="17.827cm" svg:y1="15.605cm" svg:x2="8.937cm" svg:y2="24.495cm" draw:start-shape="id8" draw:start-glue-point="2" draw:end-shape="id10" draw:end-glue-point="4" svg:d="m17827 15605c0 6892-8890 2448-8890 8890">
          <text:p/>
        </draw:connector>
        <draw:connector draw:style-name="gr7" draw:text-style-name="P1" draw:layer="layout" draw:type="curve" svg:x1="10.207cm" svg:y1="13.7cm" svg:x2="8.937cm" svg:y2="24.495cm" draw:start-shape="id4" draw:start-glue-point="2" draw:end-shape="id10" draw:end-glue-point="4" svg:d="m10207 13700c0 8320-1270 2923-1270 10795">
          <text:p/>
        </draw:connector>
        <draw:custom-shape draw:style-name="gr8" draw:text-style-name="P1" draw:id="id11" draw:layer="layout" svg:width="2.54cm" svg:height="2.54cm" svg:x="17.51cm" svg:y="20.05cm">
          <text:p text:style-name="P1">G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8.779cm" svg:y1="22.59cm" svg:x2="14.152cm" svg:y2="24.495cm" draw:start-shape="id11" draw:start-glue-point="8" draw:end-shape="id12" draw:end-glue-point="4" svg:d="m18779 22590c0 1657-4627 705-4627 1905">
          <text:p/>
        </draw:connector>
        <draw:connector draw:style-name="gr7" draw:text-style-name="P1" draw:layer="layout" draw:type="curve" svg:x1="17.827cm" svg:y1="15.605cm" svg:x2="14.152cm" svg:y2="24.495cm" draw:start-shape="id8" draw:start-glue-point="2" draw:end-shape="id12" draw:end-glue-point="4" svg:d="m17827 15605c0 6892-3675 2448-3675 8890">
          <text:p/>
        </draw:connector>
        <draw:connector draw:style-name="gr7" draw:text-style-name="P1" draw:layer="layout" draw:type="curve" svg:x1="5.762cm" svg:y1="16.875cm" svg:x2="14.152cm" svg:y2="24.495cm" draw:start-shape="id7" draw:start-glue-point="2" draw:end-shape="id12" draw:end-glue-point="4" svg:d="m5762 16875c0 5940 8390 2130 8390 7620">
          <text:p/>
        </draw:connector>
        <draw:custom-shape draw:style-name="gr9" draw:text-style-name="P1" draw:id="id13" draw:layer="layout" svg:width="2.54cm" svg:height="2.54cm" svg:x="17.51cm" svg:y="6.715cm">
          <text:p text:style-name="P1">Nod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18.779cm" svg:y1="9.255cm" svg:x2="15.922cm" svg:y2="10.525cm" draw:start-shape="id13" draw:start-glue-point="7" draw:end-shape="id2" draw:end-glue-point="0" svg:d="m18779 9255c0 954-2857 319-2857 1270">
          <text:p/>
        </draw:connector>
        <draw:custom-shape draw:style-name="gr10" draw:text-style-name="P1" draw:id="id14" draw:layer="layout" svg:width="3.81cm" svg:height="1.27cm" svg:x="11.16cm" svg:y="15.60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0.207cm" svg:y1="13.7cm" svg:x2="13.065cm" svg:y2="15.605cm" draw:start-shape="id4" draw:start-glue-point="2" draw:end-shape="id14" draw:end-glue-point="0" svg:d="m10207 13700c0 1654 2858 702 2858 1905">
          <text:p/>
        </draw:connector>
        <draw:custom-shape draw:style-name="gr10" draw:text-style-name="P1" draw:id="id15" draw:layer="layout" svg:width="2.54cm" svg:height="1.27cm" svg:x="17.51cm" svg:y="25.1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s" svg:x1="18.78cm" svg:y1="25.13cm" svg:x2="13.065cm" svg:y2="16.875cm" draw:start-shape="id15" draw:start-glue-point="0" draw:end-shape="id14" draw:end-glue-point="2" svg:d="m18780 25130v-500l-5715-7254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user</meta:initial-creator>
    <meta:creation-date>2009-09-29T18:55:43</meta:creation-date>
    <dc:date>2009-09-29T19:26:05</dc:date>
    <dc:creator>user</dc:creator>
    <meta:editing-duration>PT00H03M11S</meta:editing-duration>
    <meta:editing-cycles>1</meta:editing-cycles>
    <meta:document-statistic meta:object-count="36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